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ab140bb-c20f-daa3-9be5-e6b35eb6b9e9"/>Notes:</text:p>
      <text:p text:style-name="P2">The system takes 5 cycles to complete an instruction, on the 6th clock cycle it resets. The system clock varies from 0.1Hz to 10Hz. The system also has a monostable clock to allow stepping through the program cycle by cycle.</text:p>
      <text:p text:style-name="Text_20_body"/>
      <text:p text:style-name="P2">The system starts reading instructions at memory location 0, data memory, stacks etc. will have to be placed somewhere in the middle or end of RAM.</text:p>
      <text:p text:style-name="Text_20_body"/>
      <text:p text:style-name="P2">The carry bit will only turn on if either, 1. Both MSBs are 1’s and cause overflow or 2. A is greater than or equal to B when doing a subtraction.</text:p>
      <text:p text:style-name="Text_20_body"/>
      <text:p text:style-name="P2">The ALU supports 2’s complement for minus numbers.</text:p>
      <text:p text:style-name="Text_20_body"/>
      <text:p text:style-name="P3">DON’T LET THE ALU REGISTERS REACH 127, IT’S A BAD TIME AND NOBODY WANTS IT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6:44:52.390014984</meta:creation-date>
    <meta:generator>LibreOffice/4.3.7.2$Linux_X86_64 LibreOffice_project/430$Build-2</meta:generator>
    <dc:date>2018-01-04T16:45:10.173212093</dc:date>
    <dc:creator>Joseph Clancy-ZBF63Z</dc:creator>
    <meta:editing-duration>PT17S</meta:editing-duration>
    <meta:editing-cycles>1</meta:editing-cycles>
    <meta:document-statistic meta:table-count="0" meta:image-count="0" meta:object-count="0" meta:page-count="1" meta:paragraph-count="7" meta:word-count="121" meta:character-count="649" meta:non-whitespace-character-count="533"/>
  </office:meta>
</office:document-meta>
</file>